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ExpressionManager.configure( Configuration config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DefaultExpressionManager.parse( String expression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